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d55dc" officeooo:paragraph-rsid="001d55dc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Outil de développement</text:p>
      <text:p text:style-name="P1">TD : Mave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urnee Adele</meta:initial-creator>
    <meta:creation-date>2017-04-07T18:41:16.291670050</meta:creation-date>
    <dc:date>2017-04-07T18:42:15.469025408</dc:date>
    <dc:creator>Journee Adele</dc:creator>
    <meta:editing-duration>PT1M</meta:editing-duration>
    <meta:editing-cycles>1</meta:editing-cycles>
    <meta:document-statistic meta:table-count="0" meta:image-count="0" meta:object-count="0" meta:page-count="1" meta:paragraph-count="2" meta:word-count="8" meta:character-count="45" meta:non-whitespace-character-count="39"/>
    <meta:generator>LibreOffice/4.3.3.2$Linux_X86_64 LibreOffice_project/430m0$Build-2</meta:generator>
  </office:meta>
</office:document-meta>
</file>